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ursday 10.23.2013</text:p>
      <text:p text:style-name="P2">Dear Future me,</text:p>
      <text:p text:style-name="P2"/>
      <text:p text:style-name="P2"><text:tab/>If you are reading this it means a) you have forgotten who you were/are or b) you are a nosy outsider who should not be reading this. Besides, if you've already read this for you should be bored to death. Anyhow, I would like to remind you of who you were in Middle-school. Please do not judge me to harshly by the things your friends in High-school or college say about m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6T15:17:26</meta:creation-date>
    <meta:document-statistic meta:table-count="0" meta:image-count="0" meta:object-count="0" meta:page-count="1" meta:paragraph-count="3" meta:word-count="77" meta:character-count="410"/>
    <dc:date>2013-11-14T20:39:33</dc:date>
    <meta:editing-duration>P19DT2H15M50S</meta:editing-duration>
    <meta:editing-cycles>1</meta:editing-cycles>
    <meta:generator>OpenOffice.org/3.4.1$Unix OpenOffice.org_project/341m1$Build-9593</meta:generator>
  </office:meta>
</office:document-meta>
</file>